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5.85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98.59pt"/>
    </style:style>
    <style:style style:name="co4" style:family="table-column">
      <style:table-column-properties fo:break-before="auto" style:column-width="104.91pt"/>
    </style:style>
    <style:style style:name="co5" style:family="table-column">
      <style:table-column-properties fo:break-before="auto" style:column-width="95.84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114.6pt"/>
    </style:style>
    <style:style style:name="co9" style:family="table-column">
      <style:table-column-properties fo:break-before="auto" style:column-width="115.31pt"/>
    </style:style>
    <style:style style:name="co10" style:family="table-column">
      <style:table-column-properties fo:break-before="auto" style:column-width="100.01pt"/>
    </style:style>
    <style:style style:name="co11" style:family="table-column">
      <style:table-column-properties fo:break-before="auto" style:column-width="102.81pt"/>
    </style:style>
    <style:style style:name="co1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Fashion Companies - Annual TT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rket Cap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string" calcext:value-type="string">
            <text:p>EBITDA</text:p>
          </table:table-cell>
          <table:table-cell table:style-name="ce1" office:value-type="string" calcext:value-type="string">
            <text:p>EBIT</text:p>
          </table:table-cell>
          <table:table-cell table:style-name="ce1" office:value-type="string" calcext:value-type="string">
            <text:p>Earnings</text:p>
          </table:table-cell>
          <table:table-cell table:style-name="ce1" office:value-type="string" calcext:value-type="string">
            <text:p>EV/Sales</text:p>
          </table:table-cell>
          <table:table-cell table:style-name="ce1" office:value-type="string" calcext:value-type="string">
            <text:p>EV/EBIDTA</text:p>
          </table:table-cell>
          <table:table-cell table:style-name="ce1" office:value-type="string" calcext:value-type="string">
            <text:p>EV/EBIT</text:p>
          </table:table-cell>
          <table:table-cell table:style-name="ce1" office:value-type="string" calcext:value-type="string">
            <text:p>P/E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4" table:number-columns-repeated="10"/>
          <table:table-cell table:number-columns-repeated="1011"/>
        </table:table-row>
        <table:table-row table:style-name="ro1">
          <table:table-cell table:style-name="ce2" office:value-type="string" calcext:value-type="string">
            <text:p>PVH</text:p>
          </table:table-cell>
          <table:table-cell table:style-name="ce4" table:formula="of:=IFERROR(__xludf.dummyfunction(&quot;GOOGLEFINANCE(&quot;&quot;NYSE:PVH&quot;&quot;, &quot;&quot;price&quot;&quot;)&quot;);117)" office:value-type="float" office:value="117" calcext:value-type="float">
            <text:p>$117</text:p>
          </table:table-cell>
          <table:table-cell table:style-name="ce4" table:formula="of:=IFERROR(__xludf.dummyfunction(&quot;GOOGLEFINANCE(&quot;&quot;NYSE:PVH&quot;&quot;, &quot;&quot;marketcap&quot;&quot;)&quot;);6977587500)" office:value-type="float" office:value="6977587500" calcext:value-type="float">
            <text:p>$6,977,587,500</text:p>
          </table:table-cell>
          <table:table-cell table:style-name="ce4" table:formula="of:=[.C3]+1784400000" office:value-type="float" office:value="8761987500" calcext:value-type="float">
            <text:p>$8,761,987,500</text:p>
          </table:table-cell>
          <table:table-cell table:style-name="ce4" office:value-type="float" office:value="9216500000" calcext:value-type="float">
            <text:p>$9,216,500,000</text:p>
          </table:table-cell>
          <table:table-cell table:number-columns-repeated="2" table:style-name="ce4" office:value-type="float" office:value="871400000" calcext:value-type="float">
            <text:p>$871,400,000</text:p>
          </table:table-cell>
          <table:table-cell table:style-name="ce4" office:value-type="float" office:value="530500000" calcext:value-type="float">
            <text:p>$530,500,000</text:p>
          </table:table-cell>
          <table:table-cell table:style-name="ce6" table:formula="of:=[.D3]/[.E3]" office:value-type="float" office:value="0.950684912927901" calcext:value-type="float">
            <text:p>$0.95</text:p>
          </table:table-cell>
          <table:table-cell table:style-name="ce6" table:formula="of:=[.D3]/[.F3]" office:value-type="float" office:value="10.0550694285059" calcext:value-type="float">
            <text:p>$10.06</text:p>
          </table:table-cell>
          <table:table-cell table:style-name="ce6" table:formula="of:=[.D3]/[.G3]" office:value-type="float" office:value="10.0550694285059" calcext:value-type="float">
            <text:p>$10.06</text:p>
          </table:table-cell>
          <table:table-cell table:style-name="ce6" table:formula="of:=[.C3]/[.H3]" office:value-type="float" office:value="13.1528510838831" calcext:value-type="float">
            <text:p>$13.15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2" office:value-type="string" calcext:value-type="string">
            <text:p>Ralph Lauren</text:p>
          </table:table-cell>
          <table:table-cell table:style-name="ce4" table:formula="of:=IFERROR(__xludf.dummyfunction(&quot;GOOGLEFINANCE(&quot;&quot;NYSE:RL&quot;&quot;, &quot;&quot;price&quot;&quot;)&quot;);142.92)" office:value-type="float" office:value="142.92" calcext:value-type="float">
            <text:p>$143</text:p>
          </table:table-cell>
          <table:table-cell table:style-name="ce4" table:formula="of:=IFERROR(__xludf.dummyfunction(&quot;GOOGLEFINANCE(&quot;&quot;NYSE:RL&quot;&quot;, &quot;&quot;marketcap&quot;&quot;)&quot;);9237359675)" office:value-type="float" office:value="9237359675" calcext:value-type="float">
            <text:p>$9,237,359,675</text:p>
          </table:table-cell>
          <table:table-cell table:style-name="ce4" table:formula="of:=[.C4]+2861600000" office:value-type="float" office:value="12098959675" calcext:value-type="float">
            <text:p>$12,098,959,675</text:p>
          </table:table-cell>
          <table:table-cell table:style-name="ce4" office:value-type="float" office:value="6502600000" calcext:value-type="float">
            <text:p>$6,502,600,000</text:p>
          </table:table-cell>
          <table:table-cell table:style-name="ce4" office:value-type="float" office:value="934000000" calcext:value-type="float">
            <text:p>$934,000,000</text:p>
          </table:table-cell>
          <table:table-cell table:style-name="ce4" office:value-type="float" office:value="704800000" calcext:value-type="float">
            <text:p>$704,800,000</text:p>
          </table:table-cell>
          <table:table-cell table:style-name="ce4" office:value-type="float" office:value="527800000" calcext:value-type="float">
            <text:p>$527,800,000</text:p>
          </table:table-cell>
          <table:table-cell table:style-name="ce6" table:formula="of:=[.D4]/[.E4]" office:value-type="float" office:value="1.86063415787531" calcext:value-type="float">
            <text:p>$1.86</text:p>
          </table:table-cell>
          <table:table-cell table:style-name="ce6" table:formula="of:=[.D4]/[.F4]" office:value-type="float" office:value="12.9539182815846" calcext:value-type="float">
            <text:p>$12.95</text:p>
          </table:table-cell>
          <table:table-cell table:style-name="ce6" table:formula="of:=[.D4]/[.G4]" office:value-type="float" office:value="17.1665148623723" calcext:value-type="float">
            <text:p>$17.17</text:p>
          </table:table-cell>
          <table:table-cell table:style-name="ce6" table:formula="of:=[.C4]/[.H4]" office:value-type="float" office:value="17.5016287893141" calcext:value-type="float">
            <text:p>$17.50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2" office:value-type="string" calcext:value-type="string">
            <text:p>Nike</text:p>
          </table:table-cell>
          <table:table-cell table:style-name="ce4" table:formula="of:=IFERROR(__xludf.dummyfunction(&quot;GOOGLEFINANCE(&quot;&quot;NYSE:NKE&quot;&quot;, &quot;&quot;price&quot;&quot;)&quot;);102.08)" office:value-type="float" office:value="102.08" calcext:value-type="float">
            <text:p>$102</text:p>
          </table:table-cell>
          <table:table-cell table:style-name="ce4" table:formula="of:=IFERROR(__xludf.dummyfunction(&quot;GOOGLEFINANCE(&quot;&quot;NYSE:NKE&quot;&quot;, &quot;&quot;marketcap&quot;&quot;)&quot;);155356575586)" office:value-type="float" office:value="155356575586" calcext:value-type="float">
            <text:p>$155,356,575,586</text:p>
          </table:table-cell>
          <table:table-cell table:style-name="ce4" table:formula="of:=[.C5]+1492000000" office:value-type="float" office:value="156848575586" calcext:value-type="float">
            <text:p>$156,848,575,586</text:p>
          </table:table-cell>
          <table:table-cell table:style-name="ce4" office:value-type="float" office:value="51542000000" calcext:value-type="float">
            <text:p>$51,542,000,000</text:p>
          </table:table-cell>
          <table:table-cell table:number-columns-repeated="2" table:style-name="ce4" office:value-type="float" office:value="6062000000" calcext:value-type="float">
            <text:p>$6,062,000,000</text:p>
          </table:table-cell>
          <table:table-cell table:style-name="ce4" office:value-type="float" office:value="91000000" calcext:value-type="float">
            <text:p>$91,000,000</text:p>
          </table:table-cell>
          <table:table-cell table:style-name="ce6" table:formula="of:=[.D5]/[.E5]" office:value-type="float" office:value="3.04312164033216" calcext:value-type="float">
            <text:p>$3.04</text:p>
          </table:table-cell>
          <table:table-cell table:style-name="ce6" table:formula="of:=[.D5]/[.F5]" office:value-type="float" office:value="25.8740639369845" calcext:value-type="float">
            <text:p>$25.87</text:p>
          </table:table-cell>
          <table:table-cell table:style-name="ce6" table:formula="of:=[.D5]/[.G5]" office:value-type="float" office:value="25.8740639369845" calcext:value-type="float">
            <text:p>$25.87</text:p>
          </table:table-cell>
          <table:table-cell table:style-name="ce6" table:formula="of:=[.C5]/[.H5]" office:value-type="float" office:value="1707.21511632967" calcext:value-type="float">
            <text:p>$1,707.2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1" office:value-type="string" calcext:value-type="string">
            <text:p>GAP</text:p>
          </table:table-cell>
          <table:table-cell table:style-name="ce5" table:formula="of:=IFERROR(__xludf.dummyfunction(&quot;GOOGLEFINANCE(&quot;&quot;NYSE:GPS&quot;&quot;, &quot;&quot;price&quot;&quot;)&quot;);20.79)" office:value-type="float" office:value="20.79" calcext:value-type="float">
            <text:p>$21</text:p>
          </table:table-cell>
          <table:table-cell table:style-name="ce5" table:formula="of:=IFERROR(__xludf.dummyfunction(&quot;GOOGLEFINANCE(&quot;&quot;NYSE:GPS&quot;&quot;, &quot;&quot;marketcap&quot;&quot;)&quot;);7709624646)" office:value-type="float" office:value="7709624646" calcext:value-type="float">
            <text:p>$7,709,624,646</text:p>
          </table:table-cell>
          <table:table-cell table:style-name="ce5" table:formula="of:=[.C6]+621000000" office:value-type="float" office:value="8330624646" calcext:value-type="float">
            <text:p>$8,330,624,646</text:p>
          </table:table-cell>
          <table:table-cell table:style-name="ce5" office:value-type="float" office:value="14834000000" calcext:value-type="float">
            <text:p>$14,834,000,000</text:p>
          </table:table-cell>
          <table:table-cell table:style-name="ce5" office:value-type="float" office:value="860000000" calcext:value-type="float">
            <text:p>$860,000,000</text:p>
          </table:table-cell>
          <table:table-cell table:style-name="ce5" office:value-type="float" office:value="328000000" calcext:value-type="float">
            <text:p>$328,000,000</text:p>
          </table:table-cell>
          <table:table-cell table:style-name="ce5" office:value-type="float" office:value="44000000" calcext:value-type="float">
            <text:p>$44,000,000</text:p>
          </table:table-cell>
          <table:table-cell table:style-name="ce6" table:formula="of:=[.D6]/[.E6]" office:value-type="float" office:value="0.561589904678441" calcext:value-type="float">
            <text:p>$0.56</text:p>
          </table:table-cell>
          <table:table-cell table:style-name="ce6" table:formula="of:=[.D6]/[.F6]" office:value-type="float" office:value="9.68677284418605" calcext:value-type="float">
            <text:p>$9.69</text:p>
          </table:table-cell>
          <table:table-cell table:style-name="ce6" table:formula="of:=[.D6]/[.G6]" office:value-type="float" office:value="25.3982458719512" calcext:value-type="float">
            <text:p>$25.40</text:p>
          </table:table-cell>
          <table:table-cell table:style-name="ce6" table:formula="of:=[.C6]/[.H6]" office:value-type="float" office:value="175.218741954545" calcext:value-type="float">
            <text:p>$175.22</text:p>
          </table:table-cell>
          <table:table-cell table:style-name="ce5"/>
          <table:table-cell table:style-name="ce10" table:number-columns-repeated="13"/>
          <table:table-cell table:number-columns-repeated="998"/>
        </table:table-row>
        <table:table-row table:style-name="ro1">
          <table:table-cell table:number-columns-repeated="3"/>
          <table:table-cell table:style-name="ce4" table:number-columns-repeated="10"/>
          <table:table-cell table:number-columns-repeated="1011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4" table:formula="of:=AVERAGE([.B3:.B6])" office:value-type="float" office:value="95.6975" calcext:value-type="float">
            <text:p>$96</text:p>
          </table:table-cell>
          <table:table-cell table:style-name="ce4" table:formula="of:=AVERAGE([.C3:.C6])" office:value-type="float" office:value="44820286851.75" calcext:value-type="float">
            <text:p>$44,820,286,852</text:p>
          </table:table-cell>
          <table:table-cell table:style-name="ce4" table:formula="of:=AVERAGE([.D3:.D6])" office:value-type="float" office:value="46510036851.75" calcext:value-type="float">
            <text:p>$46,510,036,852</text:p>
          </table:table-cell>
          <table:table-cell table:style-name="ce4" table:formula="of:=AVERAGE([.E3:.E6])" office:value-type="float" office:value="20523775000" calcext:value-type="float">
            <text:p>$20,523,775,000</text:p>
          </table:table-cell>
          <table:table-cell table:style-name="ce4" table:formula="of:=AVERAGE([.F3:.F6])" office:value-type="float" office:value="2181850000" calcext:value-type="float">
            <text:p>$2,181,850,000</text:p>
          </table:table-cell>
          <table:table-cell table:style-name="ce6" table:formula="of:=AVERAGE([.G3:.G6])" office:value-type="float" office:value="1991550000" calcext:value-type="float">
            <text:p>$1,991,550,000.00</text:p>
          </table:table-cell>
          <table:table-cell table:style-name="ce6" table:formula="of:=AVERAGE([.H3:.H6])" office:value-type="float" office:value="298325000" calcext:value-type="float">
            <text:p>$298,325,000.00</text:p>
          </table:table-cell>
          <table:table-cell table:style-name="ce6" table:formula="of:=AVERAGE([.I3:.I6])" office:value-type="float" office:value="1.60400765395345" calcext:value-type="float">
            <text:p>$1.60</text:p>
          </table:table-cell>
          <table:table-cell table:style-name="ce6" table:formula="of:=AVERAGE([.J3:.J6])" office:value-type="float" office:value="14.6424561228152" calcext:value-type="float">
            <text:p>$14.64</text:p>
          </table:table-cell>
          <table:table-cell table:style-name="ce6" table:formula="of:=AVERAGE([.K3:.K6])" office:value-type="float" office:value="19.6234735249535" calcext:value-type="float">
            <text:p>$19.62</text:p>
          </table:table-cell>
          <table:table-cell table:style-name="ce6" table:formula="of:=AVERAGE([.L3:.L6])" office:value-type="float" office:value="478.272084539353" calcext:value-type="float">
            <text:p>$478.27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 office:value-type="string" calcext:value-type="string">
            <text:p>Difference (GAP multiple / average multiple)</text:p>
          </table:table-cell>
          <table:table-cell table:number-columns-repeated="7"/>
          <table:table-cell table:style-name="ce6" table:formula="of:=[.I6]/[.I8]" office:value-type="float" office:value="0.350116723753949" calcext:value-type="float">
            <text:p>$0.35</text:p>
          </table:table-cell>
          <table:table-cell table:style-name="ce6" table:formula="of:=[.J6]/[.J8]" office:value-type="float" office:value="0.661553824231205" calcext:value-type="float">
            <text:p>$0.66</text:p>
          </table:table-cell>
          <table:table-cell table:style-name="ce6" table:formula="of:=[.K6]/[.K8]" office:value-type="float" office:value="1.29427880541406" calcext:value-type="float">
            <text:p>$1.29</text:p>
          </table:table-cell>
          <table:table-cell table:style-name="ce6" table:formula="of:=[.L6]/[.L8]" office:value-type="float" office:value="0.366357869544711" calcext:value-type="float">
            <text:p>$0.37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3"/>
          <table:table-cell table:style-name="ce4" table:number-columns-repeated="10"/>
          <table:table-cell table:number-columns-repeated="1011"/>
        </table:table-row>
        <table:table-row table:style-name="ro1">
          <table:table-cell table:style-name="ce3" office:value-type="string" calcext:value-type="string">
            <text:p>GAP Stock Fair Value</text:p>
          </table:table-cell>
          <table:table-cell table:number-columns-repeated="7"/>
          <table:table-cell table:style-name="ce7" table:formula="of:=[.$B$6]/[.I9]" office:value-type="float" office:value="59.3801969157307" calcext:value-type="float">
            <text:p>$59.38</text:p>
          </table:table-cell>
          <table:table-cell table:style-name="ce7" table:formula="of:=[.$B$6]/[.J9]" office:value-type="float" office:value="31.4260143899254" calcext:value-type="float">
            <text:p>$31.43</text:p>
          </table:table-cell>
          <table:table-cell table:style-name="ce7" table:formula="of:=[.$B$6]/[.K9]" office:value-type="float" office:value="16.0629996512606" calcext:value-type="float">
            <text:p>$16.06</text:p>
          </table:table-cell>
          <table:table-cell table:style-name="ce7" table:formula="of:=[.$B$6]/[.L9]" office:value-type="float" office:value="56.7477915128086" calcext:value-type="float">
            <text:p>$56.7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Overvalued by:</text:p>
          </table:table-cell>
          <table:table-cell table:style-name="ce7" table:formula="of:=AVERAGE([.I11:.L11])" office:value-type="float" office:value="40.90425062" calcext:value-type="float">
            <text:p>$40.9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8" office:value-type="string" calcext:value-type="string">
            <text:p>Downside:</text:p>
          </table:table-cell>
          <table:table-cell table:style-name="ce9" table:formula="of:=[.L12]/[.B6]" office:value-type="float" office:value="1.967496422" calcext:value-type="float">
            <text:p>1.967496422</text:p>
          </table:table-cell>
          <table:table-cell table:number-columns-repeated="101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" meta:object-count="0"/>
    <meta:generator>LibreOfficeDev/6.0.5.2$Linux_X86_64 LibreOffice_project/</meta:generator>
  </office:meta>
</office:document-meta>
</file>